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3a" officeooo:paragraph-rsid="0004323a"/>
    </style:style>
    <style:style style:name="T1" style:family="text">
      <style:text-properties officeooo:rsid="0006a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to make a variable x, you could just make it without having to specify what kind of variable it was. You could just say:</text:p>
      <text:p text:style-name="P1"/>
      <text:p text:style-name="P1"><text:tab/>x = 3<text:tab/><text:tab/><text:tab/>// int</text:p>
      <text:p text:style-name="P1"><text:tab/>x = 3.0<text:tab/><text:tab/><text:tab/>// float / double</text:p>
      <text:p text:style-name="P1"><text:tab/>x = True<text:tab/><text:tab/>// boolean</text:p>
      <text:p text:style-name="P1"><text:tab/>x = “bananas”<text:tab/><text:tab/>// string</text:p>
      <text:p text:style-name="P1"><text:tab/>x = 'c'<text:tab/><text:tab/><text:tab/>// char</text:p>
      <text:p text:style-name="P1"/>
      <text:p text:style-name="P1">And python wouldn't care.</text:p>
      <text:p text:style-name="P1"/>
      <text:p text:style-name="P1">C++, however, does care. When declaring a variable, you must tell it what kind of variable this will be.</text:p>
      <text:p text:style-name="P1"/>
      <text:p text:style-name="P1"><text:tab/>int <text:s text:c="5"/>x = 3;<text:tab/><text:tab/>// ALWAYS remember the semicolon [;]</text:p>
      <text:p text:style-name="P1"><text:tab/>float <text:s text:c="2"/>x = 3.0</text:p>
      <text:p text:style-name="P1"><text:tab/>bool <text:s text:c="2"/>x = true;<text:tab/>//Note: Booleans are lowercase in C++</text:p>
      <text:p text:style-name="P1"><text:tab/>string x = “bananas”;</text:p>
      <text:p text:style-name="P1"><text:tab/>char <text:s text:c="2"/>x = 'x';<text:tab/><text:tab/>//Note: while python didn't know the difference between double [“] and <text:tab/><text:tab/><text:tab/><text:tab/><text:tab/>// <text:s text:c="3"/>single ['] quotes, C++ does. Single quotes must be used for chars. <text:tab/><text:tab/><text:tab/><text:tab/><text:tab/>// <text:s text:c="3"/>Otherwise, C++ will assume its a string.</text:p>
      <text:p text:style-name="P1"/>
      <text:p text:style-name="P1">One thing that you can do in C++ that you can't do in python is you can initialize a variable without giving in a value. Meaning I could write:</text:p>
      <text:p text:style-name="P1"/>
      <text:p text:style-name="P1"><text:tab/>int x;</text:p>
      <text:p text:style-name="P1"/>
      <text:p text:style-name="P1">And not immediately have to say what that value is. Reme<text:span text:style-name="T1">m</text:span>ber though, because you haven't given it a value, saying...</text:p>
      <text:p text:style-name="P1"/>
      <text:p text:style-name="P1"><text:tab/>int x;</text:p>
      <text:p text:style-name="P1"><text:tab/>x += 1;</text:p>
      <text:p text:style-name="P1"/>
      <text:p text:style-name="P1">...will give you an error, because your program has no idea what value you're adding 1 to. <text:span text:style-name="T1">Declaring variables without values is mostly useful for reading input, which we'll discuss later.</text:span></text:p>
      <text:p text:style-name="P1"/>
      <text:p text:style-name="P1">Another handy tool for initialization—you can declare a series of values of the same type by separating them with a comma [,] instead of a semicolon [;].</text:p>
      <text:p text:style-name="P1"/>
      <text:p text:style-name="P1"><text:tab/>string cat, dog, frog, hog;</text:p>
      <text:p text:style-name="P1"><text:tab/>cat <text:s text:c="2"/>= “cat”;</text:p>
      <text:p text:style-name="P1"><text:tab/>dog <text:s/>= “dog”;</text:p>
      <text:p text:style-name="P1"><text:tab/>frog = “frog”;</text:p>
      <text:p text:style-name="P1"><text:tab/>hog <text:s/>= “hog”;</text:p>
      <text:p text:style-name="P1"/>
      <text:p text:style-name="P1">Or,</text:p>
      <text:p text:style-name="P1"><text:tab/>string <text:tab/>cat <text:s text:c="2"/>= “cat”,</text:p>
      <text:p text:style-name="P1"><text:tab/><text:tab/>dog <text:s/>= “dog”,</text:p>
      <text:p text:style-name="P1"><text:tab/><text:tab/>frog = “frog”,</text:p>
      <text:p text:style-name="P1"><text:tab/><text:tab/>hog <text:s/>= “hog”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23:34:47.132853786</meta:creation-date>
    <dc:date>2015-01-25T00:05:29.206904759</dc:date>
    <meta:editing-duration>PT14M3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286" meta:character-count="1512" meta:non-whitespace-character-count="1186"/>
  </office:meta>
</office:document-meta>
</file>